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Arial" svg:font-family="Arial"/>
    <style:font-face style:name="Bookman Old Style" svg:font-family="'Bookman Old Style'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fo:margin-left="0cm" table:align="left" style:may-break-between-rows="true" style:writing-mode="lr-tb"/>
    </style:style>
    <style:style style:name="Tableau1.A" style:family="table-column">
      <style:table-column-properties style:column-width="17cm"/>
    </style:style>
    <style:style style:name="Tableau1.A1" style:family="table-cell">
      <style:table-cell-properties fo:background-color="#c0c0c0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2" style:family="table">
      <style:table-properties style:width="17cm" fo:margin-left="0cm" table:align="left" style:may-break-between-rows="true" style:writing-mode="lr-tb"/>
    </style:style>
    <style:style style:name="Tableau2.A" style:family="table-column">
      <style:table-column-properties style:column-width="17cm"/>
    </style:style>
    <style:style style:name="Tableau2.A1" style:family="table-cell">
      <style:table-cell-properties fo:background-color="#c0c0c0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3" style:family="table">
      <style:table-properties style:width="17cm" fo:margin-left="0cm" table:align="left" style:may-break-between-rows="true" style:writing-mode="lr-tb"/>
    </style:style>
    <style:style style:name="Tableau3.A" style:family="table-column">
      <style:table-column-properties style:column-width="17cm"/>
    </style:style>
    <style:style style:name="Tableau3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3.A2" style:family="table-cell">
      <style:table-cell-properties fo:background-color="#c0c0c0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4" style:family="table">
      <style:table-properties style:width="17cm" fo:margin-left="0cm" table:align="left" style:may-break-between-rows="true" style:writing-mode="lr-tb"/>
    </style:style>
    <style:style style:name="Tableau4.A" style:family="table-column">
      <style:table-column-properties style:column-width="17cm"/>
    </style:style>
    <style:style style:name="Tableau4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5" style:family="table">
      <style:table-properties style:width="17cm" fo:margin-left="0cm" table:align="left" style:may-break-between-rows="true" style:writing-mode="lr-tb"/>
    </style:style>
    <style:style style:name="Tableau5.A" style:family="table-column">
      <style:table-column-properties style:column-width="17cm"/>
    </style:style>
    <style:style style:name="Tableau5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Tableau6" style:family="table">
      <style:table-properties style:width="17cm" fo:margin-left="0cm" table:align="left" style:may-break-between-rows="true" style:writing-mode="lr-tb"/>
    </style:style>
    <style:style style:name="Tableau6.A" style:family="table-column">
      <style:table-column-properties style:column-width="17cm"/>
    </style:style>
    <style:style style:name="Tableau6.A1" style:family="table-cell">
      <style:table-cell-properties fo:background-color="#ffffff" fo:padding-left="0.097cm" fo:padding-right="0.097cm" fo:padding-top="0cm" fo:padding-bottom="0cm" fo:border="0.0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center" style:justify-single-word="false"/>
      <style:text-properties style:use-window-font-color="true" style:font-name="Bookman Old Style" fo:font-size="14pt" fo:font-weight="bold" fo:background-color="transparent" style:font-name-asian="Bookman Old Style" style:font-name-complex="Bookman Old Styl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3" style:family="paragraph" style:parent-style-name="Standard">
      <style:paragraph-properties fo:line-height="100%" fo:text-align="justify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" style:font-name-complex="Arial"/>
    </style:style>
    <style:style style:name="P6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T1" style:family="text">
      <style:text-properties style:use-window-font-color="true" style:font-name="Calibri1" fo:font-size="11pt" fo:font-weight="normal" fo:background-color="transparent" loext:char-shading-value="0" style:font-name-asian="Calibri1" style:font-name-complex="Calibri1"/>
    </style:style>
    <style:style style:name="T2" style:family="text">
      <style:text-properties style:use-window-font-color="true" style:font-name="Arial" fo:font-size="12pt" fo:font-weight="bold" fo:background-color="transparent" loext:char-shading-value="0" style:font-name-asian="Arial" style:font-name-complex="Arial"/>
    </style:style>
    <style:style style:name="T3" style:family="text">
      <style:text-properties officeooo:rsid="001c54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1">Projet Master 1 - Compte rendu de réunion</text:p>
          </table:table-cell>
        </table:table-row>
      </table:table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">N° Projet : 7</text:p>
            <text:p text:style-name="P4">Titre Projet : Jeu de cartes sur Android avec apprentissage en ligne</text:p>
            <text:p text:style-name="P4">Nom des étudiants :</text:p>
            <text:p text:style-name="P2">Lonjon David</text:p>
            <text:p text:style-name="P2">Poujade Anthony</text:p>
            <text:p text:style-name="P2">Baudson Guillaume</text:p>
            <text:p text:style-name="P2">Charbonneau Cyril</text:p>
            <text:p text:style-name="P4">Date de réunion (obligatoire) : 30/09/2015, début 09h06, fin 09h39</text:p>
            <text:p text:style-name="P4">Personnes présentes (obligatoire) :</text:p>
            <text:p text:style-name="P4">Huet Stephane</text:p>
            <text:p text:style-name="P2">Lonjon David</text:p>
            <text:p text:style-name="P2">Poujade Anthony</text:p>
            <text:p text:style-name="P2">Baudson Guillaume</text:p>
            <text:p text:style-name="P2">Charbonneau Cyril</text:p>
            <text:p text:style-name="P2"/>
          </table:table-cell>
        </table:table-row>
      </table:table>
      <text:p text:style-name="P6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5">Points abordés :</text:p>
            <text:p text:style-name="P3"/>
            <text:p text:style-name="P3">En premier lieu, les raisons de choisir ce projet : à la fois l'intérêt vis-à-vis de l'intelligence artificielle et également le développement sur Android. </text:p>
            <text:p text:style-name="P3"/>
            <text:p text:style-name="P3">Rappel des objectifs : Concevoir un jeu de cartes possédant une IA/joueur artificiel à même d'apprendre de partie en partie pour devenir meilleur, le tout étant développé sur un smartphone android et avoir un affichage modulable en fonction de la taille de l'écran</text:p>
            <text:p text:style-name="P3"/>
            <text:p text:style-name="P3">Une courbe doit pouvoir "matérialiser" l'évolution de l'IA, en fonction du nombre de parties et du score. </text:p>
            <text:p text:style-name="P3"/>
            <text:p text:style-name="P3">Choisir donc un jeu de cartes qui ne comporte ni du hasard ni du bluff.</text:p>
            <text:p text:style-name="P3"/>
            <text:p text:style-name="P3">Pour le premier semestre, les enjeux sont principalement de comprendre le sujet, les objectifs (rédaction d'un cahier des charges), se familiariser avec android, présenter des solutions techniques.</text:p>
            <text:p text:style-name="P3"/>
            <text:p text:style-name="P3"/>
            <text:p text:style-name="P3">Discussion sur des pistes sur l'IA : concevoir certaines IA plus basiques pour offrir à l'IA développé des adversaires, réfléchir sur le fait d'un jeu impliquant deux ou plusieurs participants, emploi de modèles heuristiques ou d'arbres de décisions. </text:p>
            <text:p text:style-name="P3"/>
            <text:p text:style-name="P3"/>
            <text:p text:style-name="P3">Il est attendu également au cours du semestre la réalisation de certaines bibliographies (sur l'IA et sur la manière de porter l'application sur différentes tailles).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  <text:soft-page-break/>
        <table:table-row>
          <table:table-cell table:style-name="Tableau3.A2" office:value-type="string">
            <text:p text:style-name="P1">Projet Master 1 - Compte rendu de réunion</text:p>
          </table:table-cell>
        </table:table-row>
      </table:table>
      <text:p text:style-name="P2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4">Travail réalisé :</text:p>
            <text:p text:style-name="P2"/>
            <text:p text:style-name="P2">(étant donné qu'il s'agissait de la première réunion, le seul travail effectué pour le moment est la conception de l'équipe)</text:p>
            <text:p text:style-name="P2"/>
          </table:table-cell>
        </table:table-row>
      </table:table>
      <text:p text:style-name="P2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4">Travail à réaliser:</text:p>
            <text:p text:style-name="P4"/>
            <text:p text:style-name="P2">- Concevoir le site web (et placer une page détaillant le projet et le premier compte-rendu)</text:p>
            <text:p text:style-name="P2">- Mener des recherches sur l'apprentissage en ligne d'une IA pour pouvoir en parler à la prochaine réuni<text:span text:style-name="T3">on</text:span></text:p>
            <text:p text:style-name="P2"/>
            <text:p text:style-name="P2"/>
          </table:table-cell>
        </table:table-row>
      </table:table>
      <text:p text:style-name="P2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4">Date prochaine réunion : Jeudi 15 Octobre à 11h</text:p>
            <text:p text:style-name="P2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>
  <office:font-face-decls>
    <style:font-face style:name="Arial" svg:font-family="Arial"/>
    <style:font-face style:name="Bookman Old Style" svg:font-family="'Bookman Old Style'"/>
    <style:font-face style:name="Calibri1" svg:font-family="Calibri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01T21:55:21.848000000</dc:date>
    <meta:editing-duration>PT45S</meta:editing-duration>
    <meta:editing-cycles>1</meta:editing-cycles>
    <meta:document-statistic meta:table-count="6" meta:image-count="0" meta:object-count="0" meta:page-count="2" meta:paragraph-count="30" meta:word-count="329" meta:character-count="2050" meta:non-whitespace-character-count="1748"/>
    <meta:generator>LibreOffice/5.0.2.2$Windows_x86 LibreOffice_project/37b43f919e4de5eeaca9b9755ed688758a8251fe</meta:generator>
  </office:meta>
</office:document-meta>
</file>